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fo:font-size="9pt" fo:font-style="italic" style:font-size-asian="9pt" style:font-style-asian="italic" style:font-size-complex="9pt"/>
    </style:style>
    <style:style style:name="P3" style:family="paragraph" style:parent-style-name="Standard">
      <style:text-properties fo:font-size="6pt" fo:font-weight="bold" style:font-size-asian="6pt" style:font-weight-asian="bold" style:font-size-complex="6pt"/>
    </style:style>
    <style:style style:name="P4" style:family="paragraph" style:parent-style-name="Standard">
      <style:text-properties fo:font-size="6pt" style:font-size-asian="6pt" style:font-size-complex="6pt"/>
    </style:style>
    <style:style style:name="P5" style:family="paragraph" style:parent-style-name="Standard">
      <style:text-properties fo:font-size="6pt" fo:font-style="italic" style:font-size-asian="6pt" style:font-style-asian="italic" style:font-size-complex="6pt"/>
    </style:style>
    <style:style style:name="P6" style:family="paragraph" style:parent-style-name="Standard">
      <style:text-properties fo:font-weight="bold" style:font-weight-asian="bold"/>
    </style:style>
    <style:style style:name="P7" style:family="paragraph" style:parent-style-name="Standard">
      <style:text-properties fo:font-style="italic" style:font-style-asian="italic"/>
    </style:style>
    <style:style style:name="P8" style:family="paragraph" style:parent-style-name="Standard">
      <style:text-properties fo:color="#222222" fo:font-size="5pt" fo:font-style="italic" style:font-size-asian="5pt" style:font-style-asian="italic" style:font-size-complex="5pt"/>
    </style:style>
    <style:style style:name="P9" style:family="paragraph" style:parent-style-name="Standard">
      <style:text-properties fo:font-size="5pt" fo:font-style="italic" style:font-size-asian="5pt" style:font-style-asian="italic" style:font-size-complex="5pt"/>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11">
      <style:paragraph-properties fo:margin-left="0.5in" fo:margin-right="0in" fo:text-indent="-0.25in" style:auto-text-indent="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8">
      <style:paragraph-properties fo:margin-left="0.5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paragraph-properties fo:break-before="page"/>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5in" fo:margin-right="0in" fo:text-indent="0in" style:auto-text-indent="false"/>
      <style:text-properties fo:color="#222222" fo:font-size="4pt" style:font-size-asian="4pt" style:font-size-complex="4pt"/>
    </style:style>
    <style:style style:name="P23" style:family="paragraph" style:parent-style-name="Standard">
      <style:paragraph-properties fo:margin-left="0.5in" fo:margin-right="0in" fo:text-indent="0in" style:auto-text-indent="false"/>
      <style:text-properties fo:color="#222222" fo:font-size="6pt" style:font-size-asian="6pt" style:font-size-complex="6pt"/>
    </style:style>
    <style:style style:name="P24" style:family="paragraph" style:parent-style-name="Standard">
      <style:paragraph-properties fo:margin-left="0.5in" fo:margin-right="0in" fo:text-indent="0in" style:auto-text-indent="false"/>
      <style:text-properties fo:color="#222222" fo:font-size="5pt" fo:font-style="italic" style:font-size-asian="5pt" style:font-style-asian="italic" style:font-size-complex="5pt"/>
    </style:style>
    <style:style style:name="P25" style:family="paragraph" style:parent-style-name="Standard">
      <style:paragraph-properties fo:margin-left="0.5in" fo:margin-right="0in" fo:text-indent="0in" style:auto-text-indent="false"/>
      <style:text-properties fo:font-size="4pt" style:font-size-asian="4pt" style:font-size-complex="4pt"/>
    </style:style>
    <style:style style:name="P26" style:family="paragraph" style:parent-style-name="Standard">
      <style:paragraph-properties fo:margin-left="0.5in" fo:margin-right="0in" fo:text-indent="0in" style:auto-text-indent="false"/>
      <style:text-properties fo:font-size="6pt" style:font-size-asian="6pt" style:font-size-complex="6pt"/>
    </style:style>
    <style:style style:name="P27" style:family="paragraph" style:parent-style-name="Standard">
      <style:paragraph-properties fo:margin-left="0.5in" fo:margin-right="0in" fo:text-indent="0in" style:auto-text-indent="false"/>
      <style:text-properties fo:font-size="7pt" style:font-size-asian="7pt" style:font-size-complex="7pt"/>
    </style:style>
    <style:style style:name="P28" style:family="paragraph" style:parent-style-name="Standard">
      <style:paragraph-properties fo:margin-left="0.5in" fo:margin-right="0in" fo:text-indent="0in" style:auto-text-indent="false"/>
      <style:text-properties fo:font-size="7pt" fo:font-style="italic" style:font-size-asian="7pt" style:font-style-asian="italic" style:font-size-complex="7pt"/>
    </style:style>
    <style:style style:name="P29" style:family="paragraph" style:parent-style-name="Standard">
      <style:paragraph-properties fo:margin-left="1in" fo:margin-right="0in" fo:text-indent="0in" style:auto-text-indent="false"/>
    </style:style>
    <style:style style:name="P30" style:family="paragraph" style:parent-style-name="Standard">
      <style:paragraph-properties fo:margin-left="1in" fo:margin-right="0in" fo:text-indent="0in" style:auto-text-indent="false"/>
      <style:text-properties fo:color="#222222"/>
    </style:style>
    <style:style style:name="P31" style:family="paragraph" style:parent-style-name="Standard">
      <style:paragraph-properties fo:margin-left="1in" fo:margin-right="0in" fo:text-indent="0in" style:auto-text-indent="false"/>
      <style:text-properties fo:color="#222222" fo:font-size="9pt" fo:font-style="italic" style:font-size-asian="9pt" style:font-style-asian="italic" style:font-size-complex="9pt"/>
    </style:style>
    <style:style style:name="P32" style:family="paragraph" style:parent-style-name="Standard">
      <style:paragraph-properties fo:margin-left="1in" fo:margin-right="0in" fo:text-indent="0in" style:auto-text-indent="false"/>
      <style:text-properties fo:font-weight="bold" style:font-weight-asian="bold"/>
    </style:style>
    <style:style style:name="P33" style:family="paragraph" style:parent-style-name="Standard">
      <style:paragraph-properties fo:margin-left="1in" fo:margin-right="0in" fo:text-indent="0in" style:auto-text-indent="false"/>
      <style:text-properties fo:font-size="5pt" style:font-size-asian="5pt" style:font-size-complex="5pt"/>
    </style:style>
    <style:style style:name="P34" style:family="paragraph" style:parent-style-name="Standard">
      <style:paragraph-properties fo:margin-left="1in" fo:margin-right="0in" fo:text-indent="0in" style:auto-text-indent="false"/>
      <style:text-properties fo:font-style="italic" style:font-style-asian="italic"/>
    </style:style>
    <style:style style:name="P35" style:family="paragraph" style:parent-style-name="Standard">
      <style:paragraph-properties fo:margin-left="1in" fo:margin-right="0in" fo:text-indent="0in" style:auto-text-indent="false"/>
      <style:text-properties fo:font-size="6pt" fo:font-style="italic" style:font-size-asian="6pt" style:font-style-asian="italic" style:font-size-complex="6pt"/>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style:text-properties fo:color="#222222"/>
    </style:style>
    <style:style style:name="P38" style:family="paragraph" style:parent-style-name="Standard">
      <style:paragraph-properties fo:margin-left="0in" fo:margin-right="0in" fo:text-indent="0in" style:auto-text-indent="false"/>
      <style:text-properties fo:color="#222222" fo:font-size="6pt" style:font-size-asian="6pt" style:font-size-complex="6pt"/>
    </style:style>
    <style:style style:name="P39" style:family="paragraph" style:parent-style-name="Standard">
      <style:paragraph-properties fo:margin-left="0in" fo:margin-right="0in" fo:text-indent="0in" style:auto-text-indent="false"/>
      <style:text-properties fo:font-size="6pt" style:font-size-asian="6pt" style:font-size-complex="6pt"/>
    </style:style>
    <style:style style:name="P40" style:family="paragraph" style:parent-style-name="Standard">
      <style:paragraph-properties fo:margin-left="0in" fo:margin-right="0in" fo:text-indent="0in" style:auto-text-indent="false"/>
      <style:text-properties fo:font-size="5pt" fo:font-style="italic" style:font-size-asian="5pt" style:font-style-asian="italic" style:font-size-complex="5pt"/>
    </style:style>
    <style:style style:name="P41" style:family="paragraph" style:parent-style-name="Standard">
      <style:paragraph-properties fo:margin-left="0in" fo:margin-right="0in" fo:text-indent="0.5in" style:auto-text-indent="false"/>
    </style:style>
    <style:style style:name="P42" style:family="paragraph" style:parent-style-name="Standard">
      <style:paragraph-properties fo:margin-left="0in" fo:margin-right="0in" fo:text-indent="0.5in" style:auto-text-indent="false"/>
    </style:style>
    <style:style style:name="P43" style:family="paragraph" style:parent-style-name="Standard" style:master-page-name="Standard">
      <style:paragraph-properties style:page-number="1"/>
    </style:style>
    <style:style style:name="P44" style:family="paragraph" style:parent-style-name="Standard" style:list-style-name="WWNum3">
      <style:paragraph-properties fo:margin-left="1in" fo:margin-right="0in" fo:text-indent="-0.25in" style:auto-text-indent="false"/>
    </style:style>
    <style:style style:name="P45" style:family="paragraph" style:parent-style-name="Standard" style:list-style-name="WWNum4">
      <style:paragraph-properties fo:margin-left="1in" fo:margin-right="0in" fo:text-indent="-0.25in" style:auto-text-indent="false"/>
    </style:style>
    <style:style style:name="P46" style:family="paragraph" style:parent-style-name="Standard" style:list-style-name="WWNum8">
      <style:paragraph-properties fo:margin-left="1in" fo:margin-right="0in" fo:text-indent="-0.25in" style:auto-text-indent="false"/>
    </style:style>
    <style:style style:name="P47" style:family="paragraph" style:parent-style-name="Standard" style:list-style-name="WWNum9">
      <style:paragraph-properties fo:margin-left="1in" fo:margin-right="0in" fo:text-indent="-0.25in" style:auto-text-indent="false"/>
    </style:style>
    <style:style style:name="P48" style:family="paragraph" style:parent-style-name="Standard" style:list-style-name="WWNum1">
      <style:paragraph-properties fo:margin-left="1in" fo:margin-right="0in" fo:text-indent="-0.25in" style:auto-text-indent="false"/>
    </style:style>
    <style:style style:name="P49" style:family="paragraph" style:parent-style-name="Standard" style:list-style-name="WWNum5">
      <style:paragraph-properties fo:margin-left="1in" fo:margin-right="0in" fo:text-indent="-0.25in" style:auto-text-indent="false"/>
    </style:style>
    <style:style style:name="P50" style:family="paragraph" style:parent-style-name="Standard" style:master-page-name="Converted1">
      <style:paragraph-properties style:page-number="auto"/>
    </style:style>
    <style:style style:name="P51" style:family="paragraph" style:parent-style-name="Standard" style:list-style-name="WWNum1">
      <style:paragraph-properties fo:margin-left="1.5in" fo:margin-right="0in" fo:text-indent="-0.25in" style:auto-text-indent="false"/>
    </style:style>
    <style:style style:name="P52" style:family="paragraph" style:parent-style-name="Standard">
      <style:paragraph-properties fo:margin-left="1.5in" fo:margin-right="0in" fo:text-indent="0in" style:auto-text-indent="false"/>
      <style:text-properties fo:font-size="10pt" fo:font-style="italic" style:font-size-asian="10pt" style:font-style-asian="italic" style:font-size-complex="10pt"/>
    </style:style>
    <style:style style:name="P53" style:family="paragraph" style:parent-style-name="Standard" style:master-page-name="Converted2">
      <style:paragraph-properties style:page-number="auto"/>
      <style:text-properties fo:font-weight="bold" style:font-weight-asian="bold"/>
    </style:style>
    <style:style style:name="T1" style:family="text">
      <style:text-properties fo:font-style="italic" style:font-style-asian="italic"/>
    </style:style>
    <style:style style:name="T2" style:family="text">
      <style:text-properties fo:font-style="italic" style:text-underline-style="none" style:font-style-asian="italic"/>
    </style:style>
    <style:style style:name="T3" style:family="text">
      <style:text-properties fo:font-size="9pt" fo:font-style="italic" style:font-size-asian="9pt" style:font-style-asian="italic" style:font-size-complex="9pt"/>
    </style:style>
    <style:style style:name="T4" style:family="text">
      <style:text-properties fo:font-size="8pt" fo:font-style="italic" style:font-size-asian="8pt" style:font-style-asian="italic" style:font-size-complex="8pt"/>
    </style:style>
    <style:style style:name="T5" style:family="text">
      <style:text-properties fo:font-weight="bold" style:font-weight-asian="bold"/>
    </style:style>
    <style:style style:name="T6" style:family="text">
      <style:text-properties style:text-underline-style="none"/>
    </style:style>
    <style:style style:name="T7" style:family="text">
      <style:text-properties style:text-underline-style="none" fo:font-weight="bold" style:font-weight-asian="bold"/>
    </style:style>
    <style:style style:name="T8" style:family="text">
      <style:text-properties fo:font-size="6pt" fo:font-style="italic" style:font-size-asian="6pt" style:font-style-asian="italic" style:font-size-complex="6pt"/>
    </style:style>
    <style:style style:name="T9" style:family="text">
      <style:text-properties fo:color="#1155cc" style:text-underline-style="solid" style:text-underline-width="auto" style:text-underline-color="font-color"/>
    </style:style>
    <style:style style:name="T10" style:family="text">
      <style:text-properties fo:color="#1155cc" fo:font-size="10pt" style:text-underline-style="solid" style:text-underline-width="auto" style:text-underline-color="font-color" style:font-size-asian="10pt" style:font-size-complex="10pt"/>
    </style:style>
    <style:style style:name="T11" style:family="text">
      <style:text-properties fo:color="#1155cc"/>
    </style:style>
    <style:style style:name="T12" style:family="text">
      <style:text-properties fo:color="#1155cc" fo:font-style="italic" style:font-style-asian="italic"/>
    </style:style>
    <style:style style:name="T13" style:family="text">
      <style:text-properties fo:color="#1155cc" fo:font-style="italic" style:text-underline-style="solid" style:text-underline-width="auto" style:text-underline-color="font-color" style:font-style-asian="italic"/>
    </style:style>
    <style:style style:name="T14" style:family="text">
      <style:text-properties fo:color="#1155cc" fo:font-size="12pt" style:text-underline-style="solid" style:text-underline-width="auto" style:text-underline-color="font-color" style:font-size-asian="12pt" style:font-size-complex="12pt"/>
    </style:style>
    <style:style style:name="T15" style:family="text">
      <style:text-properties fo:color="#9900ff"/>
    </style:style>
    <style:style style:name="T16" style:family="text">
      <style:text-properties fo:color="#222222"/>
    </style:style>
    <style:style style:name="T17" style:family="text">
      <style:text-properties fo:color="#222222" fo:font-style="italic" style:font-style-asian="italic"/>
    </style:style>
    <style:style style:name="T18" style:family="text">
      <style:text-properties fo:color="#222222" fo:font-size="8pt" style:font-size-asian="8pt" style:font-size-complex="8pt"/>
    </style:style>
    <style:style style:name="T19" style:family="text">
      <style:text-properties fo:color="#222222" fo:font-size="4pt" style:font-size-asian="4pt" style:font-size-complex="4pt"/>
    </style:style>
    <style:style style:name="T20" style:family="text">
      <style:text-properties fo:color="#222222" style:text-underline-style="none"/>
    </style:style>
    <style:style style:name="T21" style:family="text">
      <style:text-properties fo:color="#222222" fo:font-size="10pt" style:font-size-asian="10pt" style:font-size-complex="10pt"/>
    </style:style>
    <style:style style:name="T22" style:family="text">
      <style:text-properties fo:color="#222222" fo:font-size="10pt" fo:font-style="italic" style:font-size-asian="10pt" style:font-style-asian="italic" style:font-size-complex="10pt"/>
    </style:style>
    <style:style style:name="T23" style:family="text">
      <style:text-properties fo:color="#222222" fo:font-size="9pt" fo:font-style="italic" style:font-size-asian="9pt" style:font-style-asian="italic" style:font-size-complex="9pt"/>
    </style:style>
    <style:style style:name="T24" style:family="text">
      <style:text-properties fo:font-size="10pt" fo:font-style="italic" style:font-size-asian="10pt" style:font-style-asian="italic" style:font-size-complex="10pt"/>
    </style:style>
    <style:style style:name="T2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Capitol Attack - Resources <text:s text:c="2"/><text:tab/><text:tab/><text:tab/><text:tab/><text:tab/><text:tab/><text:tab/><text:tab/> <text:s text:c="2"/></text:span><text:span text:style-name="T3">Oct. 20, 2021</text:span></text:p>
      <text:p text:style-name="P1"><text:span text:style-name="T4">@capitolhunters et al.</text:span></text:p>
      <text:p text:style-name="P1"><text:span text:style-name="T3">updated 6/05/2023</text:span></text:p>
      <text:p text:style-name="P2"/>
      <text:p text:style-name="Standard"><text:span text:style-name="T5">A. <text:s/>Resources</text:span></text:p>
      <text:p text:style-name="P3"/>
      <text:list xml:id="list461373501" text:style-name="WWNum10">
        <text:list-item>
          <text:p text:style-name="P10"><text:span text:style-name="T5">Summary</text:span></text:p>
        </text:list-item>
        <text:list-item>
          <text:p text:style-name="P10"><text:span text:style-name="T5">Timing and maps</text:span></text:p>
        </text:list-item>
        <text:list-item>
          <text:p text:style-name="P10"><text:span text:style-name="T5">Synchronized videos, security and bodycam, and perp reels</text:span></text:p>
        </text:list-item>
        <text:list-item>
          <text:p text:style-name="P10"><text:span text:style-name="T5">Video archives</text:span></text:p>
        </text:list-item>
        <text:list-item>
          <text:p text:style-name="P10"><text:span text:style-name="T5">Suspects databases</text:span></text:p>
        </text:list-item>
        <text:list-item>
          <text:p text:style-name="P10"><text:span text:style-name="T5">Parler posts</text:span></text:p>
        </text:list-item>
      </text:list>
      <text:p text:style-name="P6"/>
      <text:p text:style-name="P6"/>
      <text:p text:style-name="P6"/>
      <text:p text:style-name="P6"/>
      <text:p text:style-name="Standard"><text:span text:style-name="T5">1. Summary</text:span> </text:p>
      <text:p text:style-name="P4"/>
      <text:p text:style-name="Standard">This document summarizes resources created by the online investigative community and other links useful for understanding the Jan 6 Capitol attack. <text:s/>The community has archived more than 22,000 videos from January 5-6 and prior rallies, hashtagged and collected information on over 1700 suspects, and worked out the timing of events unfolding over the day, which allows identifying signs of coordinated action.</text:p>
      <text:p text:style-name="P6"/>
      <text:p text:style-name="P6"><text:soft-page-break/></text:p>
      <text:p text:style-name="P20"><text:span text:style-name="T5">2. Analysis: timing &amp; maps </text:span></text:p>
      <text:p text:style-name="P5"/>
      <text:p text:style-name="Standard"><text:span text:style-name="T1">Core timing analyses </text:span></text:p>
      <text:list xml:id="list1819729488" text:style-name="WWNum11">
        <text:list-item>
          <text:p text:style-name="P11"><text:a xlink:type="simple" xlink:href="https://docs.google.com/spreadsheets/d/1R5eWiVJtVubbA122gu4XGshGmPlrTmRiiKbmoytBofs" text:style-name="ListLabel_20_100" text:visited-style-name="ListLabel_20_100"><text:span text:style-name="T9">Big Timeline</text:span></text:a> <text:s/>- events on Jan 6, and leading up to it, back-stories of VIPs associated with it, and the aftermath of the attack. Primary sources but limited video links.</text:p>
        </text:list-item>
        <text:list-item>
          <text:p text:style-name="P11"><text:a xlink:type="simple" xlink:href="https://docs.google.com/document/d/1jxAFWeAVpVpWwMSLcpaYyb16J5GromIfQA7G3wGhHA4/edit" text:style-name="ListLabel_20_100" text:visited-style-name="ListLabel_20_100"><text:span text:style-name="T9">Capitol Attack Timeline</text:span></text:a><text:span text:style-name="T15"> <text:s/></text:span><text:span text:style-name="T16">Phases of attack &amp; key events, as table, w/ video links</text:span></text:p>
        </text:list-item>
        <text:list-item>
          <text:p text:style-name="P11"><text:a xlink:type="simple" xlink:href="https://docs.google.com/document/d/1yMJo8p8SbJIHSvdDz-Go84cOFch_KWkM_bwYpEoEaIw/edit" text:style-name="ListLabel_20_100" text:visited-style-name="ListLabel_20_100"><text:span text:style-name="T9">Capitol Attack Timeline - Sources</text:span></text:a> <text:s/>Attack timeline as a list with source detail</text:p>
        </text:list-item>
        <text:list-item>
          <text:p text:style-name="P11"><text:a xlink:type="simple" xlink:href="https://docs.google.com/document/d/12et8n6m7PPbQA-10b0_qvXj20ZjB6OmUrCmCeH9CbIo" text:style-name="ListLabel_20_100" text:visited-style-name="ListLabel_20_100"><text:span text:style-name="T9">Capitol Attack Timeline - Messages</text:span></text:a> Timeline of communications of key people</text:p>
        </text:list-item>
        <text:list-item>
          <text:p text:style-name="P11"><text:a xlink:type="simple" xlink:href="https://docs.google.com/spreadsheets/d/1Nd9IWVUCD5VcRIKcndvt4CSZgB6Apv_Zd6-5YwiDdmk/edit#gid=693580492" text:style-name="ListLabel_20_100" text:visited-style-name="ListLabel_20_100"><text:span text:style-name="T9">Capitol Attack - Agency Response Timeline</text:span></text:a> <text:s/>Chart of the attack phases and events, list of all 25 breaches, also conflicting information on agency responses</text:p>
        </text:list-item>
        <text:list-item>
          <text:p text:style-name="P11"><text:a xlink:type="simple" xlink:href="https://drive.google.com/drive/folders/1PkQXbfxkIaqE06GAXDqyfFbuDiwoNIGv" text:style-name="ListLabel_20_100" text:visited-style-name="ListLabel_20_100"><text:span text:style-name="T9">Capitol Attack Maps</text:span></text:a> - the phases of the attack, breaches and major signals</text:p>
        </text:list-item>
        <text:list-item>
          <text:p text:style-name="P11">Key VIP Tweet timeline, searchable <text:a xlink:type="simple" xlink:href="https://ne0ndistraction.github.io/capitol/tweets/" text:style-name="ListLabel_20_100" text:visited-style-name="ListLabel_20_100"><text:span text:style-name="T9">https://ne0ndistraction.github.io/capitol/tweets/</text:span></text:a></text:p>
        </text:list-item>
        <text:list-item>
          <text:p text:style-name="P11"><text:a xlink:type="simple" xlink:href="https://docs.google.com/document/d/1uzKC6f9pPFQfBJM_jO-iNeFXQlZIP4ad_J4vizClENI/" text:style-name="ListLabel_20_100" text:visited-style-name="ListLabel_20_100"><text:span text:style-name="T9">Capitol Siege Timeline - Long</text:span></text:a> <text:s text:c="2"/>Derived times of many events on Jan 6 <text:span text:style-name="T1">(some errors)</text:span></text:p>
        </text:list-item>
        <text:list-item>
          <text:p text:style-name="P11"><text:a xlink:type="simple" xlink:href="https://www.google.com/maps/d/viewer?mid=1Qd5aU1I8gLxLahdwAWO70wqBVg3m4rhd&amp;ll=38.88960270000001%2C-77.0285774&amp;z=18" text:style-name="ListLabel_20_100" text:visited-style-name="ListLabel_20_100"><text:span text:style-name="T9">Timeline for #Individual4</text:span></text:a> - Google map includes major events as well as I4 sightings </text:p>
        </text:list-item>
        <text:list-item>
          <text:p text:style-name="P11"><text:a xlink:type="simple" xlink:href="https://docs.google.com/document/d/1ebSjPIyDlTf5u-n16gt8--5-50RTwDWZ54BICdsnmiA/edit" text:style-name="ListLabel_20_100" text:visited-style-name="ListLabel_20_100"><text:span text:style-name="T9">Breaches of the Capitol</text:span></text:a> - description and video links for each breach of the interior</text:p>
        </text:list-item>
      </text:list>
      <text:p text:style-name="P7"/>
      <text:p text:style-name="Standard"><text:span text:style-name="T1">Maps and location names</text:span></text:p>
      <text:list xml:id="list3256906005" text:style-name="WWNum6">
        <text:list-item>
          <text:p text:style-name="P12"><text:a xlink:type="simple" xlink:href="https://docs.google.com/document/d/1mC7V-FqjB4PzmAgzYlURG7AnGA_pdDnVsEh-7fFRToM/" text:style-name="ListLabel_20_100" text:visited-style-name="ListLabel_20_100"><text:span text:style-name="T9">Visual Guide - Capitol Exterior</text:span></text:a> (includes standardized maps showing restricted area)</text:p>
        </text:list-item>
        <text:list-item>
          <text:p text:style-name="P12"><text:a xlink:type="simple" xlink:href="https://docs.google.com/document/d/1hxXJrKhtDyf-1anm6g-wgp9DNNiy0dJp4KJKiNlXyAU/" text:style-name="ListLabel_20_100" text:visited-style-name="ListLabel_20_100"><text:span text:style-name="T9">Visual Guide - Capitol Interior</text:span></text:a></text:p>
        </text:list-item>
        <text:list-item>
          <text:p text:style-name="P12">Capitol floorplans are at <text:a xlink:type="simple" xlink:href="https://ne0ndistraction.github.io/capitol/#fp" text:style-name="ListLabel_20_100" text:visited-style-name="ListLabel_20_100"><text:span text:style-name="T9">https://ne0ndistraction.github.io/capitol/#fp</text:span></text:a></text:p>
        </text:list-item>
        <text:list-item>
          <text:p text:style-name="P12">Statues in the Rotunda: <text:a xlink:type="simple" xlink:href="https://en.wikipedia.org/wiki/File:USCapitolBuildingRotundaDetail.jpg" text:style-name="ListLabel_20_101" text:visited-style-name="ListLabel_20_101"><text:span text:style-name="T10">https://en.wikipedia.org/wiki/File:USCapitolBuildingRotundaDetail.jpg</text:span></text:a></text:p>
        </text:list-item>
      </text:list>
      <text:p text:style-name="P21"/>
      <text:p text:style-name="Standard"><text:span text:style-name="T1">References for timing video</text:span></text:p>
      <text:list xml:id="list24840056062932" text:continue-list="list1819729488" text:style-name="WWNum11">
        <text:list-item>
          <text:p text:style-name="P11"><text:soft-page-break/><text:a xlink:type="simple" xlink:href="https://docs.google.com/document/d/1aoUBFlERClHrNOoufBMiC7p0M15PrvyjM371sIG02Jw/" text:style-name="ListLabel_20_100" text:visited-style-name="ListLabel_20_100"><text:span text:style-name="T9">Visual guide for timing video</text:span></text:a> - key visual clues that help in determining times </text:p>
        </text:list-item>
      </text:list>
      <text:p text:style-name="P29"><text:span text:style-name="T24">(some discrepancies, not updated since Aug. 2021)</text:span></text:p>
      <text:list xml:id="list127061584" text:style-name="WWNum2">
        <text:list-item>
          <text:p text:style-name="P13">Timing of <text:a xlink:type="simple" xlink:href="https://docs.google.com/spreadsheets/d/e/2PACX-1vQ6rydjjix2Ni7nzv1uyjXZ2C9Ni5PRELHUE33VySI6eNg-ossH2J1HhAK-EDKhjvV8D5hvv5ANpv3j/pubhtml" text:style-name="ListLabel_20_100" text:visited-style-name="ListLabel_20_100"><text:span text:style-name="T9">speeches and music</text:span></text:a> at Ellipse rally on Jan 6, 8:29 AM - 1:15 PM</text:p>
        </text:list-item>
      </text:list>
      <text:list xml:id="list24840289592076" text:continue-list="list24840056062932" text:style-name="WWNum11">
        <text:list-item>
          <text:p text:style-name="P11"><text:a xlink:type="simple" xlink:href="https://docs.google.com/spreadsheets/d/1-JkZcsTpMpADAkZnrCS9lDy2eaWE_i6x1X1wcTLGmm8/edit#gid=0" text:style-name="ListLabel_20_100" text:visited-style-name="ListLabel_20_100"><text:span text:style-name="T9">List of timestamped media </text:span></text:a>- video / photos with EXIF or other information about time</text:p>
        </text:list-item>
      </text:list>
      <text:p text:style-name="P29"><text:span text:style-name="T24">(note: last updated in Sep. 2021. For CCTV &amp; bodycam released, see links on p. 4)</text:span></text:p>
      <text:p text:style-name="P6"/>
      <text:p text:style-name="Standard"><text:span text:style-name="T5">3. Synchronized videos, security and bodycam, and perp reels</text:span></text:p>
      <text:p text:style-name="Standard"><text:span text:style-name="T1"><text:s text:c="2"/></text:span></text:p>
      <text:p text:style-name="Standard">Hunting Insurrectionists sync videos on YouTube and Rumble</text:p>
      <text:p text:style-name="Standard"/>
      <text:p text:style-name="Standard"><text:span text:style-name="T1">West side</text:span></text:p>
      <text:list xml:id="list24839882759942" text:continue-numbering="true" text:style-name="WWNum11">
        <text:list-item>
          <text:p text:style-name="P11">Sync’d video: <text:a xlink:type="simple" xlink:href="https://rumble.com/vjlcax-east-capitol-3-hours.html" text:style-name="ListLabel_20_100" text:visited-style-name="ListLabel_20_100"><text:span text:style-name="T9">W. walkway breaches and early W. Plaza</text:span></text:a> <text:tab/> <text:s text:c="9"/>12:53-1:16 PM</text:p>
        </text:list-item>
        <text:list-item>
          <text:p text:style-name="P11">WaPo analysis: <text:a xlink:type="simple" xlink:href="https://www.washingtonpost.com/investigations/interactive/2021/dc-police-records-capitol-riot/" text:style-name="ListLabel_20_100" text:visited-style-name="ListLabel_20_100"><text:span text:style-name="T9">W. Plaza fight with police communications</text:span></text:a> <text:s/><text:tab/>1:13-2:31 PM</text:p>
        </text:list-item>
        <text:list-item>
          <text:p text:style-name="P11">Sync’d video: <text:a xlink:type="simple" xlink:href="https://www.youtube.com/watch?v=zbYqJeSbL-c" text:style-name="ListLabel_20_100" text:visited-style-name="ListLabel_20_100"><text:span text:style-name="T9">NW scaffolding breach and first entry to Capitol</text:span></text:a> <text:tab/>1:50-2:13 PM </text:p>
        </text:list-item>
        <text:list-item>
          <text:p text:style-name="P11">Sync’d video: <text:s/><text:a xlink:type="simple" xlink:href="https://www.youtube.com/watch?v=N562Ti_vI9A" text:style-name="ListLabel_20_100" text:visited-style-name="ListLabel_20_100"><text:span text:style-name="T9">Retreat from W. Plaza, early tunnel fight</text:span></text:a><text:tab/><text:tab/>2:27-3:21 PM</text:p>
        </text:list-item>
        <text:list-item>
          <text:p text:style-name="P11">Sync’d video: <text:s/><text:a xlink:type="simple" xlink:href="https://youtu.be/GhuiGfndIGk" text:style-name="ListLabel_20_100" text:visited-style-name="ListLabel_20_100"><text:span text:style-name="T9">Early tunnel fight + Fanone rescue</text:span></text:a><text:tab/><text:tab/><text:tab/>2:52-3:21 PM</text:p>
        </text:list-item>
        <text:list-item>
          <text:p text:style-name="P11">Sync’d video: <text:s/><text:a xlink:type="simple" xlink:href="https://www.youtube.com/watch?v=YiI1JemYMM0" text:style-name="ListLabel_20_100" text:visited-style-name="ListLabel_20_100"><text:span text:style-name="T9">Mid-stage tunnel fight</text:span></text:a><text:tab/><text:tab/><text:tab/><text:tab/>3:50-4:21 PM</text:p>
        </text:list-item>
        <text:list-item>
          <text:p text:style-name="P11">Sync’d video: <text:s/><text:a xlink:type="simple" xlink:href="https://www.youtube.com/watch?v=0nkESiOpHws" text:style-name="ListLabel_20_100" text:visited-style-name="ListLabel_20_100"><text:span text:style-name="T9">Tunnel ‘rescue” and late tunnel</text:span></text:a><text:tab/><text:tab/> <text:tab/>4:25-4:51 PM</text:p>
        </text:list-item>
        <text:list-item>
          <text:p text:style-name="P11">Sync’d video: <text:s/><text:a xlink:type="simple" xlink:href="https://www.youtube.com/watch?v=jGy8i2CD7fg" text:style-name="ListLabel_20_100" text:visited-style-name="ListLabel_20_100"><text:span text:style-name="T9">Very late tunnel</text:span></text:a><text:tab/><text:tab/><text:tab/><text:tab/><text:tab/>5:01-5:06 PM</text:p>
        </text:list-item>
      </text:list>
      <text:p text:style-name="Standard"><text:s text:c="4"/><text:span text:style-name="T1">East side</text:span></text:p>
      <text:list xml:id="list24839853995423" text:continue-numbering="true" text:style-name="WWNum11">
        <text:list-item>
          <text:p text:style-name="P11">Sync’d video: <text:a xlink:type="simple" xlink:href="https://www.youtube.com/watch?v=vcOXW-sgZ8Q" text:style-name="ListLabel_20_100" text:visited-style-name="ListLabel_20_100"><text:span text:style-name="T9">E Capitol front and Columbus doors</text:span></text:a> <text:tab/><text:tab/><text:tab/>1:45-5:05 PM</text:p>
        </text:list-item>
        <text:list-item>
          <text:p text:style-name="P11"><text:soft-page-break/>Sync’d video: <text:a xlink:type="simple" xlink:href="https://rumble.com/vjrmhz-close-up-the-ne-barricade-breach-155-200-pm.html" text:style-name="ListLabel_20_100" text:visited-style-name="ListLabel_20_100"><text:span text:style-name="T9">NE barricade breach</text:span></text:a> <text:tab/><text:tab/><text:tab/><text:tab/><text:tab/>1:55-2:00 PM</text:p>
        </text:list-item>
      </text:list>
      <text:p text:style-name="Standard"><text:s text:c="4"/></text:p>
      <text:p text:style-name="P20"><text:span text:style-name="T1">Interior</text:span></text:p>
      <text:list xml:id="list24839936970327" text:continue-numbering="true" text:style-name="WWNum11">
        <text:list-item>
          <text:p text:style-name="P11">Sync’d video: <text:a xlink:type="simple" xlink:href="https://www.youtube.com/watch?v=quTbyIV4h7M&amp;t=184s" text:style-name="ListLabel_20_100" text:visited-style-name="ListLabel_20_100"><text:span text:style-name="T9">Senate Wing Door breach </text:span></text:a><text:s/><text:tab/><text:tab/><text:tab/><text:tab/>2:11-2:16 PM</text:p>
        </text:list-item>
        <text:list-item>
          <text:p text:style-name="P11">Analysis: NW Courtyard / Senate Wing Lobby <text:a xlink:type="simple" xlink:href="https://docs.google.com/presentation/d/1JcJrHx4F97YaIumJPa5SfOZ5wn1Ou_Ax/edit?rtpof=true&amp;sd=true" text:style-name="ListLabel_20_100" text:visited-style-name="ListLabel_20_100"><text:span text:style-name="T9">part 1</text:span></text:a> <text:tab/><text:tab/>2:13-2:51 PM </text:p>
        </text:list-item>
        <text:list-item>
          <text:p text:style-name="P11">Analysis: NW Courtyard / Senate Wing Lobby <text:a xlink:type="simple" xlink:href="https://docs.google.com/presentation/d/1kFy8vJL9iSF0qF7I9_BjpvlSsIJCx7Tb/edit#slide=id.p1" text:style-name="ListLabel_20_100" text:visited-style-name="ListLabel_20_100"><text:span text:style-name="T9">part 2</text:span></text:a><text:tab/><text:tab/>2:52-3:30 PM </text:p>
        </text:list-item>
        <text:list-item>
          <text:p text:style-name="P11">Syn’d video: <text:a xlink:type="simple" xlink:href="https://www.youtube.com/watch?v=kIJ9-f0K86s&amp;t=601s" text:style-name="ListLabel_20_100" text:visited-style-name="ListLabel_20_100"><text:span text:style-name="T9">#HelmetBoy / House Speaker’s Lobby</text:span></text:a><text:tab/><text:tab/>2:33-2:47 PM</text:p>
        </text:list-item>
        <text:list-item>
          <text:p text:style-name="P11">Sync’d video: <text:a xlink:type="simple" xlink:href="https://www.youtube.com/watch?v=bkCer9fD82U" text:style-name="ListLabel_20_100" text:visited-style-name="ListLabel_20_100"><text:span text:style-name="T9">Clearing of the Capitol Rotunda</text:span></text:a> <text:tab/><text:tab/><text:tab/>3:03-3:25 PM</text:p>
        </text:list-item>
      </text:list>
      <text:p text:style-name="Standard"><text:s text:c="4"/><text:span text:style-name="T1">North side</text:span></text:p>
      <text:list xml:id="list24839697068866" text:continue-numbering="true" text:style-name="WWNum11">
        <text:list-item>
          <text:p text:style-name="P11">Analysis: <text:a xlink:type="simple" xlink:href="https://docs.google.com/presentation/d/1qSq62dsMZ6tQu9aPkRszaA5Iu3eGLlwvAe9CcjF5ljg/edit#slide=id.p" text:style-name="ListLabel_20_100" text:visited-style-name="ListLabel_20_100"><text:span text:style-name="T9">North Doors Attack</text:span></text:a> <text:s/><text:tab/><text:tab/><text:tab/><text:tab/><text:tab/>2:49-4:46 PM</text:p>
        </text:list-item>
      </text:list>
      <text:p text:style-name="Standard"/>
      <text:p text:style-name="Standard"><text:span text:style-name="T1">Other video timing analysis</text:span></text:p>
      <text:list xml:id="list24839535269245" text:continue-numbering="true" text:style-name="WWNum11">
        <text:list-item>
          <text:p text:style-name="P11"><text:a xlink:type="simple" xlink:href="https://www.nytimes.com/video/us/politics/100000007606996/capitol-riot-trump-supporters.html" text:style-name="ListLabel_20_100" text:visited-style-name="ListLabel_20_100"><text:span text:style-name="T9">NYT visual timeline (video)</text:span></text:a> (40 minutes)</text:p>
        </text:list-item>
        <text:list-item>
          <text:p text:style-name="P11"><text:a xlink:type="simple" xlink:href="https://www.washingtonpost.com/dc-md-va/2021/01/14/dc-police-capitol-riot/" text:style-name="ListLabel_20_100" text:visited-style-name="ListLabel_20_100"><text:span text:style-name="T9">WaPo article on MPD arrival and decisions on W. Plaza</text:span></text:a></text:p>
        </text:list-item>
        <text:list-item>
          <text:p text:style-name="P11"><text:a xlink:type="simple" xlink:href="https://docs.google.com/spreadsheets/d/1L9qTgCpEQNt3RU4pG3SqFlzmhr9kPDg_VPxT4fwOSzQ/edit?usp=drivesdk" text:style-name="ListLabel_20_100" text:visited-style-name="ListLabel_20_100"><text:span text:style-name="T9">Timeline for #Axehole</text:span></text:a> (William Chrestman) and the #OrangeTapeGroup</text:p>
        </text:list-item>
        <text:list-item>
          <text:p text:style-name="P11"><text:a xlink:type="simple" xlink:href="https://docs.google.com/spreadsheets/d/1hTJurwiBlo5eo82TqBuyX3l_nNqHrS4b8gAenU4YdsE" text:style-name="ListLabel_20_100" text:visited-style-name="ListLabel_20_100"><text:span text:style-name="T9">E steps Gadsden flag timing</text:span></text:a> (also ShadowFlynn sightings)</text:p>
        </text:list-item>
        <text:list-item>
          <text:p text:style-name="P11"><text:a xlink:type="simple" xlink:href="https://docs.google.com/spreadsheets/d/1C0jUPS7S11HAe6mfFlx8zixfN7xI1C7nRg7Gx_B8tWI/edit#gid=0" text:style-name="ListLabel_20_100" text:visited-style-name="ListLabel_20_100"><text:span text:style-name="T9">Multiple analyses</text:span></text:a> by OsintYeti, including timed security camera</text:p>
        </text:list-item>
        <text:list-item>
          <text:p text:style-name="P11">PortlandAndy show: multicam livestream, <text:a xlink:type="simple" xlink:href="https://www.youtube.com/watch?v=H3mat8hW8UU&amp;t=2398s" text:style-name="ListLabel_20_100" text:visited-style-name="ListLabel_20_100"><text:span text:style-name="T9">screengrab</text:span></text:a></text:p>
        </text:list-item>
      </text:list>
      <text:p text:style-name="Standard"/>
      <text:p text:style-name="Standard"><text:span text:style-name="T1">Perp reels &amp; analysis </text:span></text:p>
      <text:p text:style-name="P36"><text:span text:style-name="T1"><text:s text:c="7"/>key episodes or perps whose movements are significant and help show organization </text:span></text:p>
      <text:p text:style-name="P41"><text:a xlink:type="simple" xlink:href="https://rumble.com/vndge8-alex-jones-at-the-capitol-on-jan-6th-updated-100521.html" text:style-name="ListLabel_20_102" text:visited-style-name="ListLabel_20_102"><text:span text:style-name="T11">Alex Jones</text:span></text:a> <text:s text:c="2"/><text:tab/>(and <text:a xlink:type="simple" xlink:href="https://twitter.com/capitolhunters/status/1445571696153350144" text:style-name="ListLabel_20_102" text:visited-style-name="ListLabel_20_102"><text:span text:style-name="T11">thread</text:span></text:a> / <text:a xlink:type="simple" xlink:href="https://threadreaderapp.com/thread/1445571696153350144.html" text:style-name="ListLabel_20_102" text:visited-style-name="ListLabel_20_102"><text:span text:style-name="T11">unrolled</text:span></text:a>)</text:p>
      <text:p text:style-name="P41"><text:a xlink:type="simple" xlink:href="https://www.youtube.com/watch?v=MOUNIUAH600" text:style-name="ListLabel_20_102" text:visited-style-name="ListLabel_20_102"><text:span text:style-name="T11">Joe Biggs</text:span></text:a></text:p>
      <text:p text:style-name="Standard"><text:soft-page-break/><text:span text:style-name="T1"><text:tab/></text:span><text:a xlink:type="simple" xlink:href="https://www.youtube.com/watch?v=00owQmgax7g" text:style-name="ListLabel_20_103" text:visited-style-name="ListLabel_20_103"><text:span text:style-name="T12">#</text:span></text:a><text:a xlink:type="simple" xlink:href="https://www.youtube.com/watch?v=00owQmgax7g" text:style-name="ListLabel_20_102" text:visited-style-name="ListLabel_20_102"><text:span text:style-name="T11">MaroonPB</text:span></text:a> (Ronald Loehrke)</text:p>
      <text:p text:style-name="P41"><text:a xlink:type="simple" xlink:href="https://www.youtube.com/watch?v=GcCEUUKO4fs" text:style-name="ListLabel_20_102" text:visited-style-name="ListLabel_20_102"><text:span text:style-name="T11">#LemonyKickit</text:span></text:a> <text:s text:c="2"/>(and <text:a xlink:type="simple" xlink:href="https://twitter.com/capitolhunters/status/1406258912014176262" text:style-name="ListLabel_20_102" text:visited-style-name="ListLabel_20_102"><text:span text:style-name="T11">thread</text:span></text:a>)</text:p>
      <text:p text:style-name="P41">#VIPCamel (Jason Jones) <text:s/><text:a xlink:type="simple" xlink:href="https://twitter.com/capitolhunters/status/1441550786274553860" text:style-name="ListLabel_20_102" text:visited-style-name="ListLabel_20_102"><text:span text:style-name="T11"><text:s/>thread</text:span></text:a> w/ video / <text:a xlink:type="simple" xlink:href="https://threadreaderapp.com/thread/1441550786274553860.html" text:style-name="ListLabel_20_102" text:visited-style-name="ListLabel_20_102"><text:span text:style-name="T11">unrolled</text:span></text:a></text:p>
      <text:p text:style-name="P41">Attack on Officer<text:a xlink:type="simple" xlink:href="https://www.youtube.com/watch?v=QNtNjIeEeGs" text:style-name="ListLabel_20_102" text:visited-style-name="ListLabel_20_102"><text:span text:style-name="T11"> Michael Fanone</text:span></text:a></text:p>
      <text:p text:style-name="P41"><text:a xlink:type="simple" xlink:href="https://www.youtube.com/watch?v=k_GjjY3C_lw" text:style-name="ListLabel_20_102" text:visited-style-name="ListLabel_20_102"><text:span text:style-name="T11">Jason Dolan</text:span></text:a> (#SourOK)</text:p>
      <text:p text:style-name="P41"><text:a xlink:type="simple" xlink:href="https://www.youtube.com/watch?v=MuNMQYyeL0I" text:style-name="ListLabel_20_102" text:visited-style-name="ListLabel_20_102"><text:span text:style-name="T11">#ShadowFlynn</text:span></text:a> </text:p>
      <text:p text:style-name="P41">“<text:a xlink:type="simple" xlink:href="https://www.youtube.com/watch?v=kWuUzDteW_A" text:style-name="ListLabel_20_102" text:visited-style-name="ListLabel_20_102"><text:span text:style-name="T11">Stop the Steal stack</text:span></text:a>” moving from Ellipse to Capitol</text:p>
      <text:p text:style-name="P41">Cindy and Scott Chafian: <text:a xlink:type="simple" xlink:href="https://rumble.com/vk49ur-cindy-and-scott-chafian-at-the-capitol-riots.html" text:style-name="ListLabel_20_102" text:visited-style-name="ListLabel_20_102"><text:span text:style-name="T11">Chafian video</text:span></text:a> and <text:a xlink:type="simple" xlink:href="https://threadreaderapp.com/thread/1417671625663598593.html" text:style-name="ListLabel_20_102" text:visited-style-name="ListLabel_20_102"><text:span text:style-name="T11">thread</text:span></text:a></text:p>
      <text:p text:style-name="P41">Doug Mastriano: <text:s/><text:a xlink:type="simple" xlink:href="https://threadreaderapp.com/thread/1432025661435121669.html" text:style-name="ListLabel_20_102" text:visited-style-name="ListLabel_20_102"><text:span text:style-name="T11">Movements</text:span></text:a> or <text:a xlink:type="simple" xlink:href="https://twitter.com/capitolhunters/status/1398071688122834944" text:style-name="ListLabel_20_102" text:visited-style-name="ListLabel_20_102"><text:span text:style-name="T11">military background</text:span></text:a></text:p>
      <text:p text:style-name="P41">Joey Gilbert (and Vets 4 Trump) <text:s/><text:a xlink:type="simple" xlink:href="https://threadreaderapp.com/thread/1402065169706979337.html" text:style-name="ListLabel_20_102" text:visited-style-name="ListLabel_20_102"><text:span text:style-name="T11">thread</text:span></text:a></text:p>
      <text:p text:style-name="Standard"><text:tab/>Brandon Straka <text:a xlink:type="simple" xlink:href="https://twitter.com/capitolhunters/status/1485707331937751040" text:style-name="ListLabel_20_102" text:visited-style-name="ListLabel_20_102"><text:span text:style-name="T11">thread</text:span></text:a></text:p>
      <text:p text:style-name="Standard"><text:s/><text:tab/><text:span text:style-name="T1">Capitolhunters threads</text:span>:<text:a xlink:type="simple" xlink:href="https://threadreaderapp.com/user/capitolhunters" text:style-name="ListLabel_20_102" text:visited-style-name="ListLabel_20_102"><text:span text:style-name="T11"> https://threadreaderapp.com/user/capitolhunters</text:span></text:a></text:p>
      <text:p text:style-name="P50"><text:span text:style-name="T5">4. Video archives</text:span></text:p>
      <text:p text:style-name="P3"/>
      <text:p text:style-name="Standard"><text:span text:style-name="T17">Original video</text:span></text:p>
      <text:p text:style-name="P8"/>
      <text:p text:style-name="Standard"><text:span text:style-name="T16">The complete Capitol Media archive is over 22,000 videos, plus still photographs and other social media evidence (screenshots of Tweets, Venmo transactions, etc.) All videos have been backed up to </text:span><text:a xlink:type="simple" xlink:href="https://archive.org/details/@january_6_evidence" text:style-name="ListLabel_20_100" text:visited-style-name="ListLabel_20_100"><text:span text:style-name="T9">https://archive.org/details/@january_6_evidence</text:span></text:a><text:span text:style-name="T16">. <text:s/>6200 videos have been tagged with times and locations and are viewable on the interactive site </text:span><text:a xlink:type="simple" xlink:href="https://jan6evidence.com/" text:style-name="ListLabel_20_100" text:visited-style-name="ListLabel_20_100"><text:span text:style-name="T9">jan6evidence.com</text:span></text:a><text:span text:style-name="T16">.</text:span></text:p>
      <text:p text:style-name="P37"/>
      <text:p text:style-name="P22"/>
      <text:list xml:id="list3530899557" text:style-name="WWNum3">
        <text:list-item>
          <text:p text:style-name="P14"><text:span text:style-name="T16">Parler videos with hand-annotated locations and perps are listed and linked at </text:span><text:a xlink:type="simple" xlink:href="https://jan6attack.com/videos.htm" text:style-name="ListLabel_20_100" text:visited-style-name="ListLabel_20_100"><text:span text:style-name="T9">https://jan6attack.com/videos.htm</text:span></text:a></text:p>
        </text:list-item>
      </text:list>
      <text:p text:style-name="P21"><text:span text:style-name="T18"><text:s/></text:span></text:p>
      <text:list xml:id="list24838758789954" text:continue-numbering="true" text:style-name="WWNum3">
        <text:list-item>
          <text:p text:style-name="P14"><text:span text:style-name="T16">The </text:span><text:a xlink:type="simple" xlink:href="https://projects.propublica.org/parler-capitol-videos/" text:style-name="ListLabel_20_100" text:visited-style-name="ListLabel_20_100"><text:span text:style-name="T9">ProPublica ‘What Parler Saw’</text:span></text:a> timeline includes a subset of those Parlers from Jan 6 that had geolocation data putting them at the Capitol, organized by time.</text:p>
        </text:list-item>
      </text:list>
      <text:p text:style-name="P25"/>
      <text:list xml:id="list24839444173040" text:continue-numbering="true" text:style-name="WWNum3">
        <text:list-item>
          <text:p text:style-name="P14">All footage used as evidence in individual cases is at this <text:a xlink:type="simple" xlink:href="https://projects.propublica.org/jan-6-video-evidence/" text:style-name="ListLabel_20_100" text:visited-style-name="ListLabel_20_100"><text:span text:style-name="T9">ProPublica site</text:span></text:a></text:p>
        </text:list-item>
      </text:list>
      <text:p text:style-name="P26"/>
      <text:list xml:id="list24838701897117" text:continue-numbering="true" text:style-name="WWNum3">
        <text:list-item>
          <text:p text:style-name="P14">All security camera released as part of court cases is organized <text:a xlink:type="simple" xlink:href="https://docs.google.com/spreadsheets/d/18NTjjUF1zqfDqwGgP-kiCJC7wUUMwdilNLAXDzL11kE/edit#gid=542880022" text:style-name="ListLabel_20_100" text:visited-style-name="ListLabel_20_100"><text:span text:style-name="T9">here</text:span></text:a></text:p>
        </text:list-item>
      </text:list>
      <text:p text:style-name="P27"/>
      <text:list xml:id="list24838438916089" text:continue-numbering="true" text:style-name="WWNum3">
        <text:list-item>
          <text:p text:style-name="P14">All police bodycam released as part of court cases is organized <text:a xlink:type="simple" xlink:href="https://docs.google.com/spreadsheets/d/1FKWu0kQj94E2JAplUmxMmc3_NV46NEZi7niZLFF5tl4/edit#gid=0" text:style-name="ListLabel_20_100" text:visited-style-name="ListLabel_20_100"><text:span text:style-name="T9">here</text:span></text:a></text:p>
        </text:list-item>
      </text:list>
      <text:p text:style-name="P9"/>
      <text:list xml:id="list24839710430953" text:continue-numbering="true" text:style-name="WWNum3">
        <text:list-item>
          <text:p text:style-name="P14">Some difficult-to-find video is highlighted at <text:a xlink:type="simple" xlink:href="https://jan6archive.com" text:style-name="ListLabel_20_102" text:visited-style-name="ListLabel_20_102"><text:span text:style-name="T11">jan6archive.com</text:span></text:a></text:p>
        </text:list-item>
      </text:list>
      <text:p text:style-name="P36"/>
      <text:p text:style-name="P36"/>
      <text:p text:style-name="Standard"><text:span text:style-name="T1">Compiled video</text:span></text:p>
      <text:p text:style-name="P9"><text:soft-page-break/></text:p>
      <text:list xml:id="list24839915836973" text:continue-numbering="true" text:style-name="WWNum3">
        <text:list-item>
          <text:p text:style-name="P14">Sync’d video &amp; perp reels - many are at these two sites</text:p>
          <text:list>
            <text:list-item>
              <text:p text:style-name="P44"><text:a xlink:type="simple" xlink:href="https://www.youtube.com/channel/UCboWXjhEeWz9QWuDIpVVGYA" text:style-name="ListLabel_20_100" text:visited-style-name="ListLabel_20_100"><text:span text:style-name="T9">YouTube: Hunting Insurrectionists</text:span></text:a><text:span text:style-name="T16"> (holds most videos, tho some are banned)</text:span></text:p>
            </text:list-item>
            <text:list-item>
              <text:p text:style-name="P44"><text:a xlink:type="simple" xlink:href="https://rumble.com/c/c-969823" text:style-name="ListLabel_20_100" text:visited-style-name="ListLabel_20_100"><text:span text:style-name="T9">Rumble: Hunting Insurrectionists</text:span></text:a><text:span text:style-name="T16"> (includes videos banned from YouTube)</text:span></text:p>
            </text:list-item>
          </text:list>
        </text:list-item>
      </text:list>
      <text:p text:style-name="P30"/>
      <text:p text:style-name="P39"/>
      <text:p text:style-name="P36"><text:span text:style-name="T1">Searchable video lists</text:span></text:p>
      <text:list xml:id="list24838532908862" text:continue-numbering="true" text:style-name="WWNum3">
        <text:list-item>
          <text:p text:style-name="P14"><text:span text:style-name="T16">Archived sources (non Parler) are listed in the </text:span><text:a xlink:type="simple" xlink:href="https://docs.google.com/spreadsheets/d/1zNV0hcT1P_nPtcV_Ryf-7kZk7aj-VwWBt5FKbo2_wGg/edit#gid=1202973517" text:style-name="ListLabel_20_100" text:visited-style-name="ListLabel_20_100"><text:span text:style-name="T9">Public Source List - Updated Live</text:span></text:a><text:span text:style-name="T16">. </text:span></text:p>
        </text:list-item>
      </text:list>
      <text:p text:style-name="P23"/>
      <text:list xml:id="list24839708283321" text:continue-numbering="true" text:style-name="WWNum3">
        <text:list-item>
          <text:p text:style-name="P14"><text:span text:style-name="T16">All videos including Parler are itemized in the </text:span><text:a xlink:type="simple" xlink:href="https://jan6evidence.com/" text:style-name="ListLabel_20_100" text:visited-style-name="ListLabel_20_100"><text:span text:style-name="T9">jan6evidence.com</text:span></text:a><text:span text:style-name="T16"> media list. A searchable list of all archived media is at </text:span><text:a xlink:type="simple" xlink:href="https://jan6evidence.com/#/media-items" text:style-name="ListLabel_20_104" text:visited-style-name="ListLabel_20_104"><text:span text:style-name="T14">https://jan6evidence.com/#/media-items</text:span></text:a><text:span text:style-name="T16">, and there is a separate </text:span><text:a xlink:type="simple" xlink:href="https://docs.google.com/spreadsheets/d/14aqz7JrX3d9kJlnJKO6SouHn88yH2bnVYvgVEPsXzw0/edit" text:style-name="ListLabel_20_100" text:visited-style-name="ListLabel_20_100"><text:span text:style-name="T9">video annotations sheet</text:span></text:a><text:span text:style-name="T16">. </text:span></text:p>
        </text:list-item>
      </text:list>
      <text:p text:style-name="P22"/>
      <text:list xml:id="list24838803907383" text:continue-numbering="true" text:style-name="WWNum3">
        <text:list-item>
          <text:p text:style-name="P14"><text:span text:style-name="T16">You can also go to </text:span><text:a xlink:type="simple" xlink:href="https://dynamic.j6ev.com/media-items" text:style-name="ListLabel_20_100" text:visited-style-name="ListLabel_20_100"><text:span text:style-name="T9">https://dynamic.j6ev.com/media-items</text:span></text:a><text:span text:style-name="T16"> - you will be prompted to log in with a google account, then will see the full list of entries. </text:span></text:p>
        </text:list-item>
      </text:list>
      <text:p text:style-name="P37"/>
      <text:p text:style-name="P38"/>
      <text:p text:style-name="P36"><text:span text:style-name="T1">Lists of photojournalists / videographers </text:span></text:p>
      <text:p text:style-name="P40"/>
      <text:list xml:id="list1934466680" text:style-name="WWNum7">
        <text:list-item>
          <text:p text:style-name="P15"><text:a xlink:type="simple" xlink:href="https://docs.google.com/spreadsheets/d/1Q99-oFowU5ViHURSiyk3jSbggX3fIMIRHSUYKPKr7uY/edit#gid=0" text:style-name="ListLabel_20_100" text:visited-style-name="ListLabel_20_100"><text:span text:style-name="T9">Legit press, 12/12, 1/6 Ellipse, 1/6 Capitol</text:span></text:a> <text:span text:style-name="T24">(&gt; 400, includes locations &amp; links)</text:span></text:p>
        </text:list-item>
      </text:list>
      <text:p text:style-name="P28"/>
      <text:list xml:id="list24839927753361" text:continue-numbering="true" text:style-name="WWNum7">
        <text:list-item>
          <text:p text:style-name="P15"><text:a xlink:type="simple" xlink:href="https://docs.google.com/spreadsheets/d/1PWR4JScbV4fKLWqk_kJvz1yd2J38kqU7J4zLSKvxjzk/edit#gid=0" text:style-name="ListLabel_20_100" text:visited-style-name="ListLabel_20_100"><text:span text:style-name="T9">Photojournalists &amp; streamers, Capitol 1/6 </text:span></text:a><text:s text:c="2"/><text:span text:style-name="T24">(160 as of Nov. 21. Includes “grey-zone” independent photojournalists + livestreamers not ordinarily considered press)</text:span></text:p>
        </text:list-item>
      </text:list>
      <text:p text:style-name="P32"/>
      <text:p text:style-name="P53"/>
      <text:p text:style-name="Standard"><text:span text:style-name="T5">5. Suspects databases</text:span></text:p>
      <text:p text:style-name="Standard"/>
      <text:p text:style-name="Standard">The Capitol Suspects Database currently tracks over 1700 individuals seen on Capitol grounds on January 6th, 2021. A separate count has inventoried over 2000 individuals who entered the Capitol building, most untagged. If the Washington Post estimate of ~15,000 people at the Capitol is correct, nearly 25% of this total is tracked in some way. </text:p>
      <text:p text:style-name="Standard"/>
      <text:list xml:id="list1784352316" text:style-name="WWNum4">
        <text:list-item>
          <text:p text:style-name="P16"><text:span text:style-name="T16">The CS database consists of a master spreadsheet holding all suspects and notes on their actions and affiliations, an “appearance” spreadsheet with annotations useful for filtering data, individual folders holding pictures for each perp, and for selected perps, a full ‘media sheet’ listing video in which they appear. All are publicly accessible.</text:span></text:p>
          <text:list>
            <text:list-item>
              <text:p text:style-name="P45"><text:span text:style-name="T16">Main spreadsheet: </text:span><text:a xlink:type="simple" xlink:href="http://bit.ly/CapitolSuspectsData" text:style-name="ListLabel_20_100" text:visited-style-name="ListLabel_20_100"><text:span text:style-name="T9">bit.ly/CapitolSuspectsData</text:span></text:a></text:p>
            </text:list-item>
            <text:list-item>
              <text:p text:style-name="P45"><text:span text:style-name="T17">Developers: contact </text:span><text:a xlink:type="simple" xlink:href="mailto:capitol.hunters@gmail.com" text:style-name="ListLabel_20_105" text:visited-style-name="ListLabel_20_105"><text:span text:style-name="T13">capitol.hunters@gmail.com</text:span></text:a><text:span text:style-name="T17"> for more information</text:span></text:p>
            </text:list-item>
          </text:list>
        </text:list-item>
      </text:list>
      <text:p text:style-name="P36"><text:s text:c="2"/></text:p>
      <text:list xml:id="list2761493115" text:style-name="WWNum8">
        <text:list-item>
          <text:p text:style-name="P17"><text:span text:style-name="T16">Visualization: <text:s/>several websites document “perps” at the Capitol on Jan 6.</text:span><text:span text:style-name="T17"> </text:span></text:p>
        </text:list-item>
      </text:list>
      <text:p text:style-name="P24"/>
      <text:p text:style-name="P21"><text:span text:style-name="T16">Hashtagged perps <text:s/></text:span></text:p>
      <text:list xml:id="list24840493725406" text:continue-numbering="true" text:style-name="WWNum8">
        <text:list-item>
          <text:list>
            <text:list-item>
              <text:p text:style-name="P46"><text:span text:style-name="T16">Jan6attack: </text:span><text:a xlink:type="simple" xlink:href="https://jan6attack.com/individuals.htm" text:style-name="ListLabel_20_100" text:visited-style-name="ListLabel_20_100"><text:span text:style-name="T9">https://jan6attack.com/individuals.htm</text:span></text:a><text:span text:style-name="T16">. Holds all perp information, with full charging documents for arrested individuals. Allows filtering on appearance and major affiliations (Proud Boys, 3 Percenters, Oath Keepers)</text:span></text:p>
            </text:list-item>
            <text:list-item>
              <text:p text:style-name="P46"><text:span text:style-name="T16">Jan6evidence: </text:span><text:a xlink:type="simple" xlink:href="https://jan6evidence.com/#/gallery" text:style-name="ListLabel_20_100" text:visited-style-name="ListLabel_20_100"><text:span text:style-name="T9">https://jan6evidence.com/#/gallery</text:span></text:a><text:span text:style-name="T16"> <text:s/></text:span></text:p>
            </text:list-item>
            <text:list-item>
              <text:p text:style-name="P46"><text:a xlink:type="simple" xlink:href="https://seditionhunters.org/" text:style-name="ListLabel_20_100" text:visited-style-name="ListLabel_20_100"><text:span text:style-name="T9">SeditionHunters.org</text:span></text:a><text:span text:style-name="T16"> </text:span><text:span text:style-name="T23">(Not completely harmonized with Capitol Suspects Database)</text:span></text:p>
            </text:list-item>
          </text:list>
        </text:list-item>
      </text:list>
      <text:p text:style-name="P31"/>
      <text:p text:style-name="P36"><text:span text:style-name="T16"><text:tab/>“Insiders” - </text:span><text:span text:style-name="T22">those who went into the Capitol building itself</text:span></text:p>
      <text:list xml:id="list4147281948" text:style-name="WWNum9">
        <text:list-item>
          <text:list>
            <text:list-item>
              <text:p text:style-name="P47">The <text:a xlink:type="simple" xlink:href="https://seditionhunters.org/seditioninsiders/" text:style-name="ListLabel_20_100" text:visited-style-name="ListLabel_20_100"><text:span text:style-name="T9">SeditionInsiders</text:span></text:a> inventory of &gt; 2000 individuals who entered the Capitol</text:p>
            </text:list-item>
          </text:list>
        </text:list-item>
      </text:list>
      <text:p text:style-name="P21"/>
      <text:list xml:id="list380099617" text:style-name="WWNum1">
        <text:list-item>
          <text:p text:style-name="P18">Other websites of interest:</text:p>
        </text:list-item>
      </text:list>
      <text:p text:style-name="P33"/>
      <text:list xml:id="list24840195030189" text:continue-numbering="true" text:style-name="WWNum1">
        <text:list-item>
          <text:list>
            <text:list-item>
              <text:p text:style-name="P48"><text:soft-page-break/><text:span text:style-name="T1">Arrested</text:span> individuals and charging documents can be seen at</text:p>
              <text:list>
                <text:list-item>
                  <text:p text:style-name="P51">SeditionTracker: <text:s/><text:a xlink:type="simple" xlink:href="https://seditiontracker.com" text:style-name="ListLabel_20_100" text:visited-style-name="ListLabel_20_100"><text:span text:style-name="T9">https://seditiontracker.com</text:span></text:a></text:p>
                </text:list-item>
                <text:list-item>
                  <text:p text:style-name="P51">GWU Extremism Program: <text:a xlink:type="simple" xlink:href="https://extremism.gwu.edu/Capitol-Hill-Cases" text:style-name="ListLabel_20_101" text:visited-style-name="ListLabel_20_101"><text:span text:style-name="T10">https://extremism.gwu.edu/Capitol-Hill-Cases</text:span></text:a></text:p>
                </text:list-item>
              </text:list>
            </text:list-item>
          </text:list>
        </text:list-item>
      </text:list>
      <text:p text:style-name="P33"/>
      <text:list xml:id="list24839945564539" text:continue-numbering="true" text:style-name="WWNum1">
        <text:list-item>
          <text:list>
            <text:list-item>
              <text:p text:style-name="P48"><text:span text:style-name="T1">Statistics and graphics on arrestees</text:span></text:p>
              <text:list>
                <text:list-item>
                  <text:p text:style-name="P51"><text:a xlink:type="simple" xlink:href="https://docs.google.com/spreadsheets/d/1ufDaeOVAwMgFjDNG6PsdKgAW0LYm3_fbYFVaum34IXg/edit#gid=1512633795" text:style-name="ListLabel_20_105" text:visited-style-name="ListLabel_20_105"><text:span text:style-name="T13">Capitol attack arrest dashboard</text:span></text:a></text:p>
                </text:list-item>
                <text:list-item>
                  <text:p text:style-name="P51"><text:span text:style-name="T1">Family connections among arrestees</text:span></text:p>
                </text:list-item>
                <text:list-item>
                  <text:p text:style-name="P51"><text:span text:style-name="T1">Ideological and group connections, by U MD</text:span></text:p>
                </text:list-item>
              </text:list>
            </text:list-item>
          </text:list>
        </text:list-item>
      </text:list>
      <text:p text:style-name="P34"/>
      <text:list xml:id="list24839490495782" text:continue-numbering="true" text:style-name="WWNum1">
        <text:list-item>
          <text:list>
            <text:list-item>
              <text:p text:style-name="P48"><text:span text:style-name="T1">Proud Boys</text:span> at the Capitol on Jan 6 <text:s/>- over 230 tracked, more info is at</text:p>
              <text:list>
                <text:list-item>
                  <text:p text:style-name="P51"><text:a xlink:type="simple" xlink:href="https://docs.google.com/spreadsheets/d/1SMay6Y7M5PbpcPks_uQczxQp-GGxiheP_zEJf5GCrjU/edit#gid=1208705236" text:style-name="ListLabel_20_100" text:visited-style-name="ListLabel_20_100"><text:span text:style-name="T9">bit.ly/CapitolPBTable</text:span></text:a> -<text:span text:style-name="T24"> table of Proud Boys with state affiliations</text:span></text:p>
                </text:list-item>
                <text:list-item>
                  <text:p text:style-name="P51"><text:a xlink:type="simple" xlink:href="https://detrumpify.org/PBJ6.php" text:style-name="ListLabel_20_100" text:visited-style-name="ListLabel_20_100"><text:span text:style-name="T9">https://detrumpify.org/PBJ6.php</text:span></text:a> </text:p>
                </text:list-item>
                <text:list-item>
                  <text:p text:style-name="P51"><text:a xlink:type="simple" xlink:href="https://detrumpify.org/pb_j6_marchers.php" text:style-name="ListLabel_20_100" text:visited-style-name="ListLabel_20_100"><text:span text:style-name="T9">https://detrumpify.org/pb_j6_marchers.php</text:span></text:a> </text:p>
                </text:list-item>
              </text:list>
            </text:list-item>
          </text:list>
        </text:list-item>
      </text:list>
      <text:p text:style-name="P52"/>
      <text:list xml:id="list24839589598448" text:continue-numbering="true" text:style-name="WWNum1">
        <text:list-item>
          <text:list>
            <text:list-item>
              <text:p text:style-name="P48"><text:span text:style-name="T1">Groypers </text:span>at the Capitol on Jan 6 - over 220 inventoried, list not yet public</text:p>
            </text:list-item>
          </text:list>
        </text:list-item>
      </text:list>
      <text:p text:style-name="P34"/>
      <text:list xml:id="list24839279811620" text:continue-numbering="true" text:style-name="WWNum1">
        <text:list-item>
          <text:list>
            <text:list-item>
              <text:p text:style-name="P48"><text:span text:style-name="T1">Law enforcement officers (perps) </text:span>at the Capitol on Jan 6 <text:s/></text:p>
              <text:list>
                <text:list-item>
                  <text:p text:style-name="P51"><text:a xlink:type="simple" xlink:href="https://docs.google.com/spreadsheets/d/1nmvouTFgTjlFDHo_dX7tvPQv9NTWs-0jkZ2Ju8hQk8w/edit#gid=0" text:style-name="ListLabel_20_105" text:visited-style-name="ListLabel_20_105"><text:span text:style-name="T13">LE table</text:span></text:a><text:span text:style-name="T1"> <text:s/></text:span><text:span text:style-name="T24">(last updated July 2021)</text:span></text:p>
                </text:list-item>
              </text:list>
            </text:list-item>
          </text:list>
        </text:list-item>
      </text:list>
      <text:p text:style-name="P6"/>
      <text:p text:style-name="P6"/>
      <text:p text:style-name="Standard"><text:span text:style-name="T5">6. Parler - </text:span>resources for searching Parler posts</text:p>
      <text:p text:style-name="Standard"><text:soft-page-break/></text:p>
      <text:list xml:id="list268658510" text:style-name="WWNum5">
        <text:list-item>
          <text:p text:style-name="P19">Searchable database by “A datascientist”: <text:a xlink:type="simple" xlink:href="https://parler.adatascienti.st/" text:style-name="ListLabel_20_100" text:visited-style-name="ListLabel_20_100"><text:span text:style-name="T9">https://parler.adatascienti.st/</text:span></text:a></text:p>
          <text:list>
            <text:list-item>
              <text:p text:style-name="P49"><text:span text:style-name="T24">Note: no longer functional</text:span></text:p>
            </text:list-item>
          </text:list>
        </text:list-item>
      </text:list>
      <text:p text:style-name="P35"/>
      <text:list xml:id="list24838613672914" text:continue-numbering="true" text:style-name="WWNum5">
        <text:list-item>
          <text:p text:style-name="P19">Table of Proud Boy Parler usernames: <text:a xlink:type="simple" xlink:href="https://docs.google.com/spreadsheets/d/1SZ2p1IuQ7kKP8Ub0V9-_XU-U7-IhNjf45NDIkQmlJWk/edit#gid=1384715286" text:style-name="ListLabel_20_100" text:visited-style-name="ListLabel_20_100"><text:span text:style-name="T9">PBParlerList</text:span></text:a></text:p>
          <text:list>
            <text:list-item>
              <text:p text:style-name="P49"><text:span text:style-name="T24">Currently private, contact for access or selected informati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fo:font-size="10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fo:font-size="10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fo:color="#1155cc" fo:font-size="10pt" style:text-underline-style="solid" style:text-underline-width="auto" style:text-underline-color="font-color" style:font-size-asian="10pt" style:font-size-complex="10pt"/>
    </style:style>
    <style:style style:name="ListLabel_20_102" style:display-name="ListLabel 102" style:family="text">
      <style:text-properties fo:color="#1155cc"/>
    </style:style>
    <style:style style:name="ListLabel_20_103" style:display-name="ListLabel 103" style:family="text">
      <style:text-properties fo:color="#1155cc" fo:font-style="italic" style:font-style-asian="italic"/>
    </style:style>
    <style:style style:name="ListLabel_20_104" style:display-name="ListLabel 104" style:family="text">
      <style:text-properties fo:color="#1155cc" fo:font-size="12pt" style:text-underline-style="solid" style:text-underline-width="auto" style:text-underline-color="font-color" style:font-size-asian="12pt" style:font-size-complex="12pt"/>
    </style:style>
    <style:style style:name="ListLabel_20_105" style:display-name="ListLabel 105" style:family="text">
      <style:text-properties fo:color="#1155cc" fo:font-style="italic" style:text-underline-style="solid" style:text-underline-width="auto" style:text-underline-color="font-color"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7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footer>
        <text:p text:style-name="MP1"><text:page-number text:select-page="current">7</text:page-number></text:p>
      </style:footer>
    </style:master-page>
    <style:master-page style:name="Converted1" style:page-layout-name="Mpm1">
      <style:footer>
        <text:p text:style-name="MP1"><text:page-number text:select-page="current">9</text:page-number></text:p>
      </style:footer>
    </style:master-page>
    <style:master-page style:name="Converted2"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139" meta:word-count="1351" meta:character-count="8877" meta:non-whitespace-character-count="7598"/>
    <meta:generator>LibreOfficeDev/6.0.5.2$Linux_X86_64 LibreOffice_project/</meta:generator>
  </office:meta>
</office:document-meta>
</file>